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ゴシック1" svg:font-family="IPAゴシック" style:font-family-generic="modern" style:font-pitch="fixed"/>
    <style:font-face style:name="IPAゴシック" svg:font-family="IPAゴシック" style:font-family-generic="modern" style:font-pitch="variable"/>
    <style:font-face style:name="Liberation Sans1" svg:font-family="'Liberation Sans'" style:font-family-generic="modern" style:font-pitch="variable"/>
    <style:font-face style:name="ＭＳ Ｐゴシック1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e6e6ff" draw:textarea-horizontal-align="justify" draw:textarea-vertical-align="middle" draw:auto-grow-height="false" fo:min-height="7.25cm" fo:min-width="6.2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7.143cm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fo:min-height="2.25cm" fo:min-width="16.352cm" fo:wrap-option="no-wrap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998cm" fo:min-width="9.948cm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2.714cm" fo:min-width="9.5cm" fo:wrap-option="no-wrap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954cm" fo:min-width="9.424cm" fo:wrap-option="no-wrap"/>
    </style:style>
    <style:style style:name="gr8" style:family="graphic" style:parent-style-name="standard">
      <style:graphic-properties draw:fill="solid" draw:fill-color="#ccffcc" draw:textarea-horizontal-align="justify" draw:textarea-vertical-align="middle" draw:auto-grow-height="false" fo:min-height="0.954cm" fo:min-width="9.5cm" fo:wrap-option="no-wrap"/>
    </style:style>
    <style:style style:name="gr9" style:family="graphic" style:parent-style-name="objectwithoutfill">
      <style:graphic-properties svg:stroke-width="0.212cm" svg:stroke-color="#ff3333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="solid" draw:fill-color="#e6e6ff"/>
      <style:paragraph-properties fo:text-align="center"/>
    </style:style>
    <style:style style:name="P2" style:family="paragraph">
      <loext:graphic-properties draw:fill="none" draw:fill-color="#ffffff"/>
      <style:text-properties style:font-name="IPAゴシック1" style:font-name-asian="IPAゴシック1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ccffff"/>
      <style:paragraph-properties fo:text-align="start"/>
      <style:text-properties fo:font-size="18pt" style:font-size-asian="18pt" style:font-size-complex="14pt"/>
    </style:style>
    <style:style style:name="P5" style:family="paragraph">
      <loext:graphic-properties draw:fill="solid" draw:fill-color="#ffffff"/>
      <style:paragraph-properties fo:text-align="start"/>
      <style:text-properties fo:font-size="16pt" style:font-size-asian="16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-color="#dddddd"/>
      <style:paragraph-properties fo:text-align="start"/>
      <style:text-properties style:font-name="DejaVu Sans1" fo:font-size="16pt" style:font-size-asian="16pt" style:font-size-complex="12pt"/>
    </style:style>
    <style:style style:name="P8" style:family="paragraph">
      <loext:graphic-properties draw:fill="solid" draw:fill-color="#000000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ccffcc"/>
      <style:paragraph-properties fo:text-align="center"/>
      <style:text-properties fo:font-size="16pt" style:font-size-asian="16pt" style:font-size-complex="14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IPAゴシック1" style:font-name-asian="IPAゴシック1"/>
    </style:style>
    <style:style style:name="T2" style:family="text">
      <style:text-properties style:font-name="Times New Roman" fo:font-style="italic" style:font-name-asian="IPAゴシック1" style:font-style-asian="italic" style:font-style-complex="italic"/>
    </style:style>
    <style:style style:name="T3" style:family="text">
      <style:text-properties style:font-name="Times New Roman" fo:font-style="italic" fo:font-weight="bold" style:font-name-asian="IPAゴシック1" style:font-style-asian="italic" style:font-weight-asian="bold" style:font-style-complex="italic" style:font-weight-complex="bold"/>
    </style:style>
    <style:style style:name="T4" style:family="text">
      <style:text-properties fo:font-size="18pt" style:font-size-asian="18pt" style:font-size-complex="14pt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6" style:family="text">
      <style:text-properties fo:font-size="16pt" style:font-size-asian="16pt" style:font-size-complex="14pt"/>
    </style:style>
    <style:style style:name="T7" style:family="text">
      <style:text-properties style:font-name="DejaVu Sans1" fo:font-size="16pt" style:font-size-asian="16pt" style:font-size-complex="12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4pt" style:font-weight-complex="bold"/>
    </style:style>
    <style:style style:name="T12" style:family="text">
      <style:text-properties fo:font-size="16pt" style:text-underline-style="solid" style:text-underline-width="auto" style:text-underline-color="font-color" style:font-size-asian="16pt" style:font-size-complex="14pt"/>
    </style:style>
    <style:style style:name="T13" style:family="text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1" draw:layer="layout" svg:width="6.8cm" svg:height="7.6cm" svg:x="12.9cm" svg:y="4.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602cm" svg:height="7.393cm" svg:x="12.999cm" svg:y="4.983cm">
            <draw:text-box>
              <text:p><text:span text:style-name="T1">長さ … </text:span><text:span text:style-name="T2">L</text:span></text:p>
              <text:p><text:span text:style-name="T1">時間 … </text:span><text:span text:style-name="T2">T</text:span></text:p>
              <text:p><text:span text:style-name="T1">質量 … </text:span><text:span text:style-name="T2">M</text:span></text:p>
              <text:p><text:span text:style-name="T1">電流 … </text:span><text:span text:style-name="T3">A</text:span></text:p>
              <text:p><text:span text:style-name="T1">-------------------</text:span></text:p>
              <text:p><text:span text:style-name="T1">力 <text:s text:c="2"/>… </text:span><text:span text:style-name="T3">F</text:span></text:p>
              <text:p><text:span text:style-name="T1">運動量 … </text:span><text:span text:style-name="T3">p</text:span></text:p>
              <text:p><text:span text:style-name="T1">エネルギー … </text:span><text:span text:style-name="T2">E</text:span></text:p>
            </draw:text-box>
          </draw:frame>
        </draw:g>
        <draw:custom-shape draw:style-name="gr3" draw:text-style-name="P4" draw:layer="layout" svg:width="18.2cm" svg:height="2.7cm" svg:x="1.6cm" svg:y="1.4cm">
          <text:p text:style-name="P3"><text:span text:style-name="T4">これらは，物理を考えているとき，よく表れる概念だ．</text:span></text:p>
          <text:p text:style-name="P3"><text:span text:style-name="T4">重要な意味があるに違いない ！！</text:span></text:p>
          <text:p text:style-name="P3"><text:span text:style-name="T4">だから，これらに </text:span><text:span text:style-name="T5">何か名前を与えておく</text:span><text:span text:style-name="T4">と，議論しやすい．</text:span></text:p>
          <draw:enhanced-geometry svg:viewBox="0 0 21600 21600" draw:text-areas="800 800 20800 20800" draw:type="round-rectangular-callout" draw:modifiers="18547.6841931762 27269.9000370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0.8cm" svg:height="2.6cm" svg:x="1.6cm" svg:y="6.4cm">
          <text:p text:style-name="P3"><text:span text:style-name="T6">定義するにあたり，以下が大事．</text:span></text:p>
          <text:p text:style-name="P3"><text:span text:style-name="T6">・概念に対してできる限り正確な説明を与える</text:span></text:p>
          <text:p text:style-name="P3"><text:span text:style-name="T6">・簡潔な識別子（記号）を与え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2cm" svg:height="0.9cm" svg:x="17.2cm" svg:y="4.5cm">
          <text:p text:style-name="P6">概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0.8cm" svg:height="3.2cm" svg:x="1.6cm" svg:y="9.3cm">
          <text:p text:style-name="P3"><text:span text:style-name="T7">でも，これらに対する明確な基準はない．</text:span></text:p>
          <text:p text:style-name="P3"><text:span text:style-name="T7">後になって不整合が起きたら，</text:span></text:p>
          <text:p text:style-name="P3"><text:span text:style-name="T7">その時に考え直すしかない．</text:span></text:p>
          <text:p text:style-name="P3"><text:span text:style-name="T7">現状で満足のいく説明ができれば，</text:span></text:p>
          <text:p text:style-name="P3"><text:span text:style-name="T7">それでよしとするしかない．</text:span></text:p>
          <draw:enhanced-geometry svg:viewBox="0 0 21600 21600" draw:text-areas="800 800 20800 20800" draw:type="round-rectangular-callout" draw:modifiers="9243.14415331914 -3940.768509840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0.716cm" svg:height="1.3cm" svg:x="1.6cm" svg:y="4.387cm">
          <text:p text:style-name="P6"><text:span text:style-name="T8">概念</text:span><text:span text:style-name="T9">に</text:span><text:span text:style-name="T8">名前</text:span><text:span text:style-name="T9">を与えることを，</text:span><text:span text:style-name="T10">定義する </text:span><text:span text:style-name="T9">という</text:span></text:p>
          <draw:enhanced-geometry svg:viewBox="0 0 21600 21600" draw:text-areas="800 800 20800 20800" draw:type="round-rectangular-callout" draw:modifiers="6411.27181114118 -8135.28055342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10.8cm" svg:height="1.3cm" svg:x="1.6cm" svg:y="4.571cm">
          <text:p text:style-name="P6"><text:span text:style-name="T11">概念</text:span><text:span text:style-name="T12">に</text:span><text:span text:style-name="T11">名前</text:span><text:span text:style-name="T12">を与えること </text:span><text:span text:style-name="T6">を，</text:span><text:span text:style-name="T13">定義する </text:span><text:span text:style-name="T6">という</text:span></text:p>
          <draw:enhanced-geometry svg:viewBox="0 0 21600 21600" draw:text-areas="800 800 20800 20800" draw:type="round-rectangular-callout" draw:modifiers="6529.39542634941 -8135.28055342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9" draw:text-style-name="P10" draw:layer="layout" svg:x1="4.9cm" svg:y1="5.7cm" svg:x2="5.9cm" svg:y2="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ゴシック1" svg:font-family="IPAゴシック" style:font-family-generic="modern" style:font-pitch="fixed"/>
    <style:font-face style:name="IPAゴシック" svg:font-family="IPAゴシック" style:font-family-generic="modern" style:font-pitch="variable"/>
    <style:font-face style:name="Liberation Sans1" svg:font-family="'Liberation Sans'" style:font-family-generic="modern" style:font-pitch="variable"/>
    <style:font-face style:name="ＭＳ Ｐゴシック1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0T02:05:50.668000000</meta:creation-date>
    <meta:editing-cycles>17</meta:editing-cycles>
    <meta:editing-duration>PT26M28S</meta:editing-duration>
    <dc:date>2017-01-08T01:06:46.492174289</dc:date>
    <meta:generator>LibreOffice/5.0.3.2$Linux_X86_64 LibreOffice_project/00m0$Build-2</meta:generator>
    <dc:creator>minsparkt</dc:creator>
    <meta:document-statistic meta:object-count="10"/>
  </office:meta>
</office:document-meta>
</file>